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4.399cm"/>
    </style:style>
    <style:style style:name="co6" style:family="table-column">
      <style:table-column-properties fo:break-before="auto" style:column-width="9.257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10.388cm"/>
    </style:style>
    <style:style style:name="co9" style:family="table-column">
      <style:table-column-properties fo:break-before="auto" style:column-width="10.329cm"/>
    </style:style>
    <style:style style:name="co10" style:family="table-column">
      <style:table-column-properties fo:break-before="auto" style:column-width="10.271cm"/>
    </style:style>
    <style:style style:name="co11" style:family="table-column">
      <style:table-column-properties fo:break-before="auto" style:column-width="7.271cm"/>
    </style:style>
    <style:style style:name="co12" style:family="table-column">
      <style:table-column-properties fo:break-before="auto" style:column-width="2.318cm"/>
    </style:style>
    <style:style style:name="co13" style:family="table-column">
      <style:table-column-properties fo:break-before="auto" style:column-width="7.329cm"/>
    </style:style>
    <style:style style:name="co14" style:family="table-column">
      <style:table-column-properties fo:break-before="auto" style:column-width="6.511cm"/>
    </style:style>
    <style:style style:name="co15" style:family="table-column">
      <style:table-column-properties fo:break-before="auto" style:column-width="9.511cm"/>
    </style:style>
    <style:style style:name="co16" style:family="table-column">
      <style:table-column-properties fo:break-before="auto" style:column-width="5.9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map style:condition="cell-content()=&quot;Leite&quot;" style:apply-style-name="Sem_20_nome1" style:base-cell-address="Janeiro.B1"/>
      <style:map style:condition="cell-content()=&quot;Queijo&quot;" style:apply-style-name="Sem_20_nome2" style:base-cell-address="Janeiro.B1"/>
      <style:map style:condition="cell-content()=&quot;Suínos&quot;" style:apply-style-name="Sem_20_nome3" style:base-cell-address="Janeiro.B1"/>
      <style:map style:condition="cell-content()=&quot;Doce de Leite&quot;" style:apply-style-name="Sem_20_nome4" style:base-cell-address="Janeiro.B1"/>
      <style:map style:condition="cell-content()=&quot;Ovos&quot;" style:apply-style-name="Sem_20_nome5" style:base-cell-address="Janeiro.B1"/>
    </style:style>
    <style:style style:name="ce5" style:family="table-cell" style:parent-style-name="Default" style:data-style-name="N3"/>
    <style:style style:name="ce6" style:family="table-cell" style:parent-style-name="Default" style:data-style-name="N1"/>
    <style:style style:name="ce4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Fevereiro.B1"/>
      <style:map style:condition="cell-content()=&quot;Queijo&quot;" style:apply-style-name="Sem_20_nome2" style:base-cell-address="Fevereiro.B1"/>
      <style:map style:condition="cell-content()=&quot;Suínos&quot;" style:apply-style-name="Sem_20_nome3" style:base-cell-address="Fevereiro.B1"/>
      <style:map style:condition="cell-content()=&quot;Doce de Leite&quot;" style:apply-style-name="Sem_20_nome4" style:base-cell-address="Fevereiro.B1"/>
      <style:map style:condition="cell-content()=&quot;Ovos&quot;" style:apply-style-name="Sem_20_nome5" style:base-cell-address="Fevereiro.B1"/>
    </style:style>
    <style:style style:name="ce11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Março.B1"/>
      <style:map style:condition="cell-content()=&quot;Queijo&quot;" style:apply-style-name="Sem_20_nome2" style:base-cell-address="Março.B1"/>
      <style:map style:condition="cell-content()=&quot;Suínos&quot;" style:apply-style-name="Sem_20_nome3" style:base-cell-address="Março.B1"/>
      <style:map style:condition="cell-content()=&quot;Doce de Leite&quot;" style:apply-style-name="Sem_20_nome4" style:base-cell-address="Março.B1"/>
      <style:map style:condition="cell-content()=&quot;Ovos&quot;" style:apply-style-name="Sem_20_nome5" style:base-cell-address="Março.B1"/>
      <style:map style:condition="cell-content()=&quot;Hortaliças&quot;" style:apply-style-name="Sem_20_nome6" style:base-cell-address="Março.B1"/>
    </style:style>
    <style:style style:name="ce12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Abril.B1"/>
      <style:map style:condition="cell-content()=&quot;Queijo&quot;" style:apply-style-name="Sem_20_nome2" style:base-cell-address="Abril.B1"/>
      <style:map style:condition="cell-content()=&quot;Suínos&quot;" style:apply-style-name="Sem_20_nome3" style:base-cell-address="Abril.B1"/>
      <style:map style:condition="cell-content()=&quot;Doce de Leite&quot;" style:apply-style-name="Sem_20_nome4" style:base-cell-address="Abril.B1"/>
      <style:map style:condition="cell-content()=&quot;Ovos&quot;" style:apply-style-name="Sem_20_nome5" style:base-cell-address="Abril.B1"/>
      <style:map style:condition="cell-content()=&quot;Hortaliças&quot;" style:apply-style-name="Sem_20_nome6" style:base-cell-address="Abril.B1"/>
    </style:style>
    <style:style style:name="ce13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Maio.B1"/>
      <style:map style:condition="cell-content()=&quot;Queijo&quot;" style:apply-style-name="Sem_20_nome2" style:base-cell-address="Maio.B1"/>
      <style:map style:condition="cell-content()=&quot;Suínos&quot;" style:apply-style-name="Sem_20_nome3" style:base-cell-address="Maio.B1"/>
      <style:map style:condition="cell-content()=&quot;Doce de Leite&quot;" style:apply-style-name="Sem_20_nome4" style:base-cell-address="Maio.B1"/>
      <style:map style:condition="cell-content()=&quot;Ovos&quot;" style:apply-style-name="Sem_20_nome5" style:base-cell-address="Maio.B1"/>
      <style:map style:condition="cell-content()=&quot;Hortaliças&quot;" style:apply-style-name="Sem_20_nome6" style:base-cell-address="Maio.B1"/>
    </style:style>
    <style:style style:name="ce10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Maio.B15"/>
      <style:map style:condition="cell-content()=&quot;Queijo&quot;" style:apply-style-name="Sem_20_nome2" style:base-cell-address="Maio.B15"/>
      <style:map style:condition="cell-content()=&quot;Suínos&quot;" style:apply-style-name="Sem_20_nome3" style:base-cell-address="Maio.B15"/>
      <style:map style:condition="cell-content()=&quot;Doce de Leite&quot;" style:apply-style-name="Sem_20_nome4" style:base-cell-address="Maio.B15"/>
      <style:map style:condition="cell-content()=&quot;Ovos&quot;" style:apply-style-name="Sem_20_nome5" style:base-cell-address="Maio.B15"/>
    </style:style>
    <style:style style:name="ce15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Junho.B1"/>
      <style:map style:condition="cell-content()=&quot;Queijo&quot;" style:apply-style-name="Sem_20_nome2" style:base-cell-address="Junho.B1"/>
      <style:map style:condition="cell-content()=&quot;Suínos&quot;" style:apply-style-name="Sem_20_nome3" style:base-cell-address="Junho.B1"/>
      <style:map style:condition="cell-content()=&quot;Doce de Leite&quot;" style:apply-style-name="Sem_20_nome4" style:base-cell-address="Junho.B1"/>
      <style:map style:condition="cell-content()=&quot;Ovos&quot;" style:apply-style-name="Sem_20_nome5" style:base-cell-address="Junho.B1"/>
      <style:map style:condition="cell-content()=&quot;Hortaliças&quot;" style:apply-style-name="Sem_20_nome6" style:base-cell-address="Junho.B1"/>
    </style:style>
    <style:style style:name="ce16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Junho.B38"/>
      <style:map style:condition="cell-content()=&quot;Queijo&quot;" style:apply-style-name="Sem_20_nome2" style:base-cell-address="Junho.B38"/>
      <style:map style:condition="cell-content()=&quot;Suínos&quot;" style:apply-style-name="Sem_20_nome3" style:base-cell-address="Junho.B38"/>
      <style:map style:condition="cell-content()=&quot;Doce de Leite&quot;" style:apply-style-name="Sem_20_nome4" style:base-cell-address="Junho.B38"/>
      <style:map style:condition="cell-content()=&quot;Ovos&quot;" style:apply-style-name="Sem_20_nome5" style:base-cell-address="Junho.B38"/>
    </style:style>
    <style:style style:name="ce17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Julho.B1"/>
      <style:map style:condition="cell-content()=&quot;Queijo&quot;" style:apply-style-name="Sem_20_nome2" style:base-cell-address="Julho.B1"/>
      <style:map style:condition="cell-content()=&quot;Suínos&quot;" style:apply-style-name="Sem_20_nome3" style:base-cell-address="Julho.B1"/>
      <style:map style:condition="cell-content()=&quot;Doce de Leite&quot;" style:apply-style-name="Sem_20_nome4" style:base-cell-address="Julho.B1"/>
      <style:map style:condition="cell-content()=&quot;Ovos&quot;" style:apply-style-name="Sem_20_nome5" style:base-cell-address="Julho.B1"/>
      <style:map style:condition="cell-content()=&quot;Hortaliças&quot;" style:apply-style-name="Sem_20_nome6" style:base-cell-address="Julho.B1"/>
    </style:style>
    <style:style style:name="ce18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Agosto.B1"/>
      <style:map style:condition="cell-content()=&quot;Queijo&quot;" style:apply-style-name="Sem_20_nome2" style:base-cell-address="Agosto.B1"/>
      <style:map style:condition="cell-content()=&quot;Suínos&quot;" style:apply-style-name="Sem_20_nome3" style:base-cell-address="Agosto.B1"/>
      <style:map style:condition="cell-content()=&quot;Doce de Leite&quot;" style:apply-style-name="Sem_20_nome4" style:base-cell-address="Agosto.B1"/>
      <style:map style:condition="cell-content()=&quot;Ovos&quot;" style:apply-style-name="Sem_20_nome5" style:base-cell-address="Agosto.B1"/>
      <style:map style:condition="cell-content()=&quot;Hortaliças&quot;" style:apply-style-name="Sem_20_nome6" style:base-cell-address="Agosto.B1"/>
    </style:style>
    <style:style style:name="ce20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Setembro.B1"/>
      <style:map style:condition="cell-content()=&quot;Queijo&quot;" style:apply-style-name="Sem_20_nome2" style:base-cell-address="Setembro.B1"/>
      <style:map style:condition="cell-content()=&quot;Suínos&quot;" style:apply-style-name="Sem_20_nome3" style:base-cell-address="Setembro.B1"/>
      <style:map style:condition="cell-content()=&quot;Doce de Leite&quot;" style:apply-style-name="Sem_20_nome4" style:base-cell-address="Setembro.B1"/>
      <style:map style:condition="cell-content()=&quot;Ovos&quot;" style:apply-style-name="Sem_20_nome5" style:base-cell-address="Setembro.B1"/>
      <style:map style:condition="cell-content()=&quot;Hortaliças&quot;" style:apply-style-name="Sem_20_nome6" style:base-cell-address="Setembro.B1"/>
    </style:style>
    <style:style style:name="ce23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Outubro.B1"/>
      <style:map style:condition="cell-content()=&quot;Queijo&quot;" style:apply-style-name="Sem_20_nome2" style:base-cell-address="Outubro.B1"/>
      <style:map style:condition="cell-content()=&quot;Suínos&quot;" style:apply-style-name="Sem_20_nome3" style:base-cell-address="Outubro.B1"/>
      <style:map style:condition="cell-content()=&quot;Doce de Leite&quot;" style:apply-style-name="Sem_20_nome4" style:base-cell-address="Outubro.B1"/>
      <style:map style:condition="cell-content()=&quot;Ovos&quot;" style:apply-style-name="Sem_20_nome5" style:base-cell-address="Outubro.B1"/>
      <style:map style:condition="cell-content()=&quot;Hortaliças&quot;" style:apply-style-name="Sem_20_nome6" style:base-cell-address="Outubro.B1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Novembro.B1"/>
      <style:map style:condition="cell-content()=&quot;Queijo&quot;" style:apply-style-name="Sem_20_nome2" style:base-cell-address="Novembro.B1"/>
      <style:map style:condition="cell-content()=&quot;Suínos&quot;" style:apply-style-name="Sem_20_nome3" style:base-cell-address="Novembro.B1"/>
      <style:map style:condition="cell-content()=&quot;Doce de Leite&quot;" style:apply-style-name="Sem_20_nome4" style:base-cell-address="Novembro.B1"/>
      <style:map style:condition="cell-content()=&quot;Ovos&quot;" style:apply-style-name="Sem_20_nome5" style:base-cell-address="Novembro.B1"/>
      <style:map style:condition="cell-content()=&quot;Hortaliças&quot;" style:apply-style-name="Sem_20_nome6" style:base-cell-address="Novembro.B1"/>
    </style:style>
    <style:style style:name="ce28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Dezembro.B2"/>
      <style:map style:condition="cell-content()=&quot;Queijo&quot;" style:apply-style-name="Sem_20_nome2" style:base-cell-address="Dezembro.B2"/>
      <style:map style:condition="cell-content()=&quot;Suínos&quot;" style:apply-style-name="Sem_20_nome3" style:base-cell-address="Dezembro.B2"/>
      <style:map style:condition="cell-content()=&quot;Doce de Leite&quot;" style:apply-style-name="Sem_20_nome4" style:base-cell-address="Dezembro.B2"/>
      <style:map style:condition="cell-content()=&quot;Ovos&quot;" style:apply-style-name="Sem_20_nome5" style:base-cell-address="Dezembro.B2"/>
      <style:map style:condition="cell-content()=&quot;Hortaliças&quot;" style:apply-style-name="Sem_20_nome6" style:base-cell-address="Dezembro.B2"/>
    </style:style>
  </office:automatic-styles>
  <office:body>
    <office:spreadsheet>
      <table:calculation-settings table:automatic-find-labels="false" table:use-regular-expressions="false" table:use-wildcards="true"/>
      <table:table table:name="Janeiro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56" calcext:value-type="float">
            <text:p>56</text:p>
          </table:table-cell>
          <table:table-cell table:formula="of:=SUMIF([.B:.B]; [.F2]; [.C:.C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ite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65" calcext:value-type="float">
            <text:p>65</text:p>
          </table:table-cell>
          <table:table-cell table:formula="of:=SUMIF([.B:.B]; [.F3]; [.C:.C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7" calcext:value-type="float">
            <text:p>7</text:p>
          </table:table-cell>
          <table:table-cell table:formula="of:=SUMIF([.B:.B]; [.F4]; [.C:.C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style-name="ce1"/>
          <table:table-cell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4" calcext:value-type="float">
            <text:p>4</text:p>
          </table:table-cell>
          <table:table-cell table:formula="of:=SUMIF([.B:.B]; [.F5]; [.C:.C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0" calcext:value-type="float">
            <text:p>0</text:p>
          </table:table-cell>
          <table:table-cell table:formula="of:=SUMIF([.B:.B]; [.F6]; 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45" calcext:value-type="float">
            <text:p>45</text:p>
          </table:table-cell>
          <table:table-cell table:style-name="ce1"/>
          <table:table-cell table:number-columns-repeated="2"/>
          <table:table-cell table:style-name="ce6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45" calcext:value-type="float">
            <text:p>4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ijo</text:p>
          </table:table-cell>
          <table:table-cell office:value-type="float" office:value="189" calcext:value-type="float">
            <text:p>189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72" calcext:value-type="float">
            <text:p>7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ite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ijo</text:p>
          </table:table-cell>
          <table:table-cell office:value-type="float" office:value="96" calcext:value-type="float">
            <text:p>96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4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Janeiro.B1:Janeiro.B1048576">
            <calcext:condition calcext:apply-style-name="Sem nome1" calcext:value="=&quot;Leite&quot;" calcext:base-cell-address="Janeiro.B1"/>
            <calcext:condition calcext:apply-style-name="Sem nome2" calcext:value="=&quot;Queijo&quot;" calcext:base-cell-address="Janeiro.B1"/>
            <calcext:condition calcext:apply-style-name="Sem nome3" calcext:value="=&quot;Suínos&quot;" calcext:base-cell-address="Janeiro.B1"/>
            <calcext:condition calcext:apply-style-name="Sem nome4" calcext:value="=&quot;Doce de Leite&quot;" calcext:base-cell-address="Janeiro.B1"/>
            <calcext:condition calcext:apply-style-name="Sem nome5" calcext:value="=&quot;Ovos&quot;" calcext:base-cell-address="Janeiro.B1"/>
          </calcext:conditional-format>
        </calcext:conditional-formats>
      </table:table>
      <table:table table:name="Fevereiro" table:style-name="ta1">
        <table:table-column table:style-name="co1" table:default-cell-style-name="ce1"/>
        <table:table-column table:style-name="co5" table:default-cell-style-name="ce4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ite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46" calcext:value-type="float">
            <text:p>46</text:p>
          </table:table-cell>
          <table:table-cell table:formula="of:=SUMIF([.B:.B]; [.F2]; [.C:.C])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60" calcext:value-type="float">
            <text:p>60</text:p>
          </table:table-cell>
          <table:table-cell table:formula="of:=SUMIF([.B:.B]; [.F3]; [.C:.C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o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1" calcext:value-type="float">
            <text:p>1</text:p>
          </table:table-cell>
          <table:table-cell table:formula="of:=SUMIF([.B:.B]; [.F4]; [.C:.C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13" calcext:value-type="float">
            <text:p>13</text:p>
          </table:table-cell>
          <table:table-cell table:formula="of:=SUMIF([.B:.B]; [.F5]; [.C:.C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0" calcext:value-type="float">
            <text:p>0</text:p>
          </table:table-cell>
          <table:table-cell table:formula="of:=SUMIF([.B:.B]; [.F6]; 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6" table:formula="of:=SUM([.G2:.G6])" office:value-type="float" office:value="120" calcext:value-type="float">
            <text:p>120</text:p>
          </table:table-cell>
          <table:table-cell table:formula="of:=SUM([.H2:.H6])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number-columns-repeated="5"/>
        </table:table-row>
        <calcext:conditional-formats>
          <calcext:conditional-format calcext:target-range-address="Fevereiro.B1:Fevereiro.B44">
            <calcext:condition calcext:apply-style-name="Sem nome1" calcext:value="=&quot;Leite&quot;" calcext:base-cell-address="Fevereiro.B1"/>
            <calcext:condition calcext:apply-style-name="Sem nome2" calcext:value="=&quot;Queijo&quot;" calcext:base-cell-address="Fevereiro.B1"/>
            <calcext:condition calcext:apply-style-name="Sem nome3" calcext:value="=&quot;Suínos&quot;" calcext:base-cell-address="Fevereiro.B1"/>
            <calcext:condition calcext:apply-style-name="Sem nome4" calcext:value="=&quot;Doce de Leite&quot;" calcext:base-cell-address="Fevereiro.B1"/>
            <calcext:condition calcext:apply-style-name="Sem nome5" calcext:value="=&quot;Ovos&quot;" calcext:base-cell-address="Fevereiro.B1"/>
          </calcext:conditional-format>
        </calcext:conditional-formats>
      </table:table>
      <table:table table:name="Março" table:style-name="ta1">
        <table:table-column table:style-name="co1" table:default-cell-style-name="Default"/>
        <table:table-column table:style-name="co6" table:default-cell-style-name="ce11"/>
        <table:table-column table:style-name="co1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ite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58" calcext:value-type="float">
            <text:p>58</text:p>
          </table:table-cell>
          <table:table-cell table:formula="of:=SUMIF([.B:.B]; [.F2]; [.C:.C]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726" calcext:value-type="float">
            <text:p>726</text:p>
          </table:table-cell>
          <table:table-cell table:formula="of:=SUMIF([.B:.B]; [.F3]; [.C:.C])"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0" calcext:value-type="float">
            <text:p>0</text:p>
          </table:table-cell>
          <table:table-cell table:formula="of:=SUMIF([.B:.B]; [.F4]; 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os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50" calcext:value-type="float">
            <text:p>50</text:p>
          </table:table-cell>
          <table:table-cell table:formula="of:=SUMIF([.B:.B]; [.F5]; [.C:.C])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18" calcext:value-type="float">
            <text:p>18</text:p>
          </table:table-cell>
          <table:table-cell table:formula="of:=SUMIF([.B:.B]; [.F6]; [.C:.C])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26" calcext:value-type="float">
            <text:p>26</text:p>
          </table:table-cell>
          <table:table-cell table:formula="of:=SUMIF([.B:.B]; [.F7]; [.C:.C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os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ínos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ínos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it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os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os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i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it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eite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ínos</text:p>
          </table:table-cell>
          <table:table-cell office:value-type="float" office:value="1980" calcext:value-type="float">
            <text:p>1980</text:p>
          </table:table-cell>
          <table:table-cell table:number-columns-repeated="5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Março.B1:Março.B109">
            <calcext:condition calcext:apply-style-name="Sem nome1" calcext:value="=&quot;Leite&quot;" calcext:base-cell-address="Março.B1"/>
            <calcext:condition calcext:apply-style-name="Sem nome2" calcext:value="=&quot;Queijo&quot;" calcext:base-cell-address="Março.B1"/>
            <calcext:condition calcext:apply-style-name="Sem nome3" calcext:value="=&quot;Suínos&quot;" calcext:base-cell-address="Março.B1"/>
            <calcext:condition calcext:apply-style-name="Sem nome4" calcext:value="=&quot;Doce de Leite&quot;" calcext:base-cell-address="Março.B1"/>
            <calcext:condition calcext:apply-style-name="Sem nome5" calcext:value="=&quot;Ovos&quot;" calcext:base-cell-address="Março.B1"/>
            <calcext:condition calcext:apply-style-name="Sem nome6" calcext:value="=&quot;Hortaliças&quot;" calcext:base-cell-address="Março.B1"/>
          </calcext:conditional-format>
        </calcext:conditional-formats>
      </table:table>
      <table:table table:name="Abril" table:style-name="ta1">
        <table:table-column table:style-name="co1" table:default-cell-style-name="Default"/>
        <table:table-column table:style-name="co8" table:default-cell-style-name="ce12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51" calcext:value-type="float">
            <text:p>51</text:p>
          </table:table-cell>
          <table:table-cell table:formula="of:=SUMIF([.B:.B]; [.F2]; [.C:.C])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120" calcext:value-type="float">
            <text:p>120</text:p>
          </table:table-cell>
          <table:table-cell table:formula="of:=SUMIF([.B:.B]; [.F3]; [.C:.C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0" calcext:value-type="float">
            <text:p>0</text:p>
          </table:table-cell>
          <table:table-cell table:formula="of:=SUMIF([.B:.B]; [.F4]; 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21" calcext:value-type="float">
            <text:p>21</text:p>
          </table:table-cell>
          <table:table-cell table:formula="of:=SUMIF([.B:.B]; [.F5]; [.C:.C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0" calcext:value-type="float">
            <text:p>0</text:p>
          </table:table-cell>
          <table:table-cell table:formula="of:=SUMIF([.B:.B]; [.F6]; 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9" calcext:value-type="float">
            <text:p>9</text:p>
          </table:table-cell>
          <table:table-cell table:formula="of:=SUMIF([.B:.B]; [.F7]; [.C:.C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ite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Abril.B1:Abril.B95">
            <calcext:condition calcext:apply-style-name="Sem nome1" calcext:value="=&quot;Leite&quot;" calcext:base-cell-address="Abril.B1"/>
            <calcext:condition calcext:apply-style-name="Sem nome2" calcext:value="=&quot;Queijo&quot;" calcext:base-cell-address="Abril.B1"/>
            <calcext:condition calcext:apply-style-name="Sem nome3" calcext:value="=&quot;Suínos&quot;" calcext:base-cell-address="Abril.B1"/>
            <calcext:condition calcext:apply-style-name="Sem nome4" calcext:value="=&quot;Doce de Leite&quot;" calcext:base-cell-address="Abril.B1"/>
            <calcext:condition calcext:apply-style-name="Sem nome5" calcext:value="=&quot;Ovos&quot;" calcext:base-cell-address="Abril.B1"/>
            <calcext:condition calcext:apply-style-name="Sem nome6" calcext:value="=&quot;Hortaliças&quot;" calcext:base-cell-address="Abril.B1"/>
          </calcext:conditional-format>
        </calcext:conditional-formats>
      </table:table>
      <table:table table:name="Maio" table:style-name="ta1">
        <table:table-column table:style-name="co1" table:default-cell-style-name="Default"/>
        <table:table-column table:style-name="co9" table:default-cell-style-name="ce13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89" calcext:value-type="float">
            <text:p>89</text:p>
          </table:table-cell>
          <table:table-cell table:formula="of:=SUMIF([.B:.B]; [.F2]; [.C:.C])"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993" calcext:value-type="float">
            <text:p>993</text:p>
          </table:table-cell>
          <table:table-cell table:formula="of:=SUMIF([.B:.B]; [.F3]; [.C:.C])"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26" calcext:value-type="float">
            <text:p>26</text:p>
          </table:table-cell>
          <table:table-cell table:formula="of:=SUMIF([.B:.B]; [.F4]; [.C:.C]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38" calcext:value-type="float">
            <text:p>38</text:p>
          </table:table-cell>
          <table:table-cell table:formula="of:=SUMIF([.B:.B]; [.F5]; [.C:.C]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3" calcext:value-type="float">
            <text:p>3</text:p>
          </table:table-cell>
          <table:table-cell table:formula="of:=SUMIF([.B:.B]; [.F6]; [.C:.C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214" calcext:value-type="float">
            <text:p>214</text:p>
          </table:table-cell>
          <table:table-cell table:formula="of:=SUMIF([.B:.B]; [.F7]; [.C:.C])" office:value-type="float" office:value="474.5" calcext:value-type="float">
            <text:p>474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9.5" calcext:value-type="float">
            <text:p>9,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rtaliça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5.5" calcext:value-type="float">
            <text:p>5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taliça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18.5" calcext:value-type="float">
            <text:p>18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5.5" calcext:value-type="float">
            <text:p>5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13.5" calcext:value-type="float">
            <text:p>13,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taliça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rtaliças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taliças</text:p>
          </table:table-cell>
          <table:table-cell office:value-type="float" office:value="11.5" calcext:value-type="float">
            <text:p>11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taliças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5.5" calcext:value-type="float">
            <text:p>5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rtaliça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rtaliças</text:p>
          </table:table-cell>
          <table:table-cell office:value-type="float" office:value="20.5" calcext:value-type="float">
            <text:p>20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taliças</text:p>
          </table:table-cell>
          <table:table-cell office:value-type="float" office:value="16.5" calcext:value-type="float">
            <text:p>16,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rtaliça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ite</text:p>
          </table:table-cell>
          <table:table-cell office:value-type="float" office:value="1927" calcext:value-type="float">
            <text:p>19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ínos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table:formula="of:=SUM([.A1:.A218])" office:value-type="float" office:value="1363" calcext:value-type="float">
            <text:p>1363</text:p>
          </table:table-cell>
          <table:table-cell/>
          <table:table-cell table:formula="of:=SUM([.C1:.C218])" office:value-type="float" office:value="5423.5" calcext:value-type="float">
            <text:p>5423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Maio.B1:Maio.B14 Maio.B17:Maio.B20 Maio.B24:Maio.B24 Maio.B26:Maio.B28 Maio.B31:Maio.B222">
            <calcext:condition calcext:apply-style-name="Sem nome1" calcext:value="=&quot;Leite&quot;" calcext:base-cell-address="Maio.B1"/>
            <calcext:condition calcext:apply-style-name="Sem nome2" calcext:value="=&quot;Queijo&quot;" calcext:base-cell-address="Maio.B1"/>
            <calcext:condition calcext:apply-style-name="Sem nome3" calcext:value="=&quot;Suínos&quot;" calcext:base-cell-address="Maio.B1"/>
            <calcext:condition calcext:apply-style-name="Sem nome4" calcext:value="=&quot;Doce de Leite&quot;" calcext:base-cell-address="Maio.B1"/>
            <calcext:condition calcext:apply-style-name="Sem nome5" calcext:value="=&quot;Ovos&quot;" calcext:base-cell-address="Maio.B1"/>
            <calcext:condition calcext:apply-style-name="Sem nome6" calcext:value="=&quot;Hortaliças&quot;" calcext:base-cell-address="Maio.B1"/>
          </calcext:conditional-format>
          <calcext:conditional-format calcext:target-range-address="Maio.B15:Maio.B16 Maio.B21:Maio.B23 Maio.B25:Maio.B25 Maio.B29:Maio.B30">
            <calcext:condition calcext:apply-style-name="Sem nome1" calcext:value="=&quot;Leite&quot;" calcext:base-cell-address="Maio.B15"/>
            <calcext:condition calcext:apply-style-name="Sem nome2" calcext:value="=&quot;Queijo&quot;" calcext:base-cell-address="Maio.B15"/>
            <calcext:condition calcext:apply-style-name="Sem nome3" calcext:value="=&quot;Suínos&quot;" calcext:base-cell-address="Maio.B15"/>
            <calcext:condition calcext:apply-style-name="Sem nome4" calcext:value="=&quot;Doce de Leite&quot;" calcext:base-cell-address="Maio.B15"/>
            <calcext:condition calcext:apply-style-name="Sem nome5" calcext:value="=&quot;Ovos&quot;" calcext:base-cell-address="Maio.B15"/>
          </calcext:conditional-format>
        </calcext:conditional-formats>
      </table:table>
      <table:table table:name="Junho" table:style-name="ta1">
        <table:table-column table:style-name="co1" table:default-cell-style-name="Default"/>
        <table:table-column table:style-name="co10" table:default-cell-style-name="ce15"/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118" calcext:value-type="float">
            <text:p>118</text:p>
          </table:table-cell>
          <table:table-cell table:formula="of:=SUMIF([.B:.B]; [.F2]; [.C:.C])"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940" calcext:value-type="float">
            <text:p>940</text:p>
          </table:table-cell>
          <table:table-cell table:formula="of:=SUMIF([.B:.B]; [.F3]; [.C:.C])"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25" calcext:value-type="float">
            <text:p>25</text:p>
          </table:table-cell>
          <table:table-cell table:formula="of:=SUMIF([.B:.B]; [.F4]; [.C:.C]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36" calcext:value-type="float">
            <text:p>36</text:p>
          </table:table-cell>
          <table:table-cell table:formula="of:=SUMIF([.B:.B]; [.F5]; [.C:.C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0" calcext:value-type="float">
            <text:p>0</text:p>
          </table:table-cell>
          <table:table-cell table:formula="of:=SUMIF([.B:.B]; [.F6]; 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rtaliça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66" calcext:value-type="float">
            <text:p>66</text:p>
          </table:table-cell>
          <table:table-cell table:formula="of:=SUMIF([.B:.B]; [.F7]; [.C:.C])" office:value-type="float" office:value="111.5" calcext:value-type="float">
            <text:p>11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8.5" calcext:value-type="float">
            <text:p>8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10.5" calcext:value-type="float">
            <text:p>10,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it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ijo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os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Doce de Leit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Doce de 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e de Leite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ijo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ce de 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taliça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it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taliç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taliças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vos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Leite</text:p>
          </table:table-cell>
          <table:table-cell office:value-type="float" office:value="2297" calcext:value-type="float">
            <text:p>2297</text:p>
          </table:table-cell>
          <table:table-cell table:number-columns-repeated="5"/>
        </table:table-row>
        <table:table-row table:style-name="ro2">
          <table:table-cell table:formula="of:=SUM([.A1:.A86])" office:value-type="float" office:value="1185" calcext:value-type="float">
            <text:p>1185</text:p>
          </table:table-cell>
          <table:table-cell table:style-name="Default"/>
          <table:table-cell table:formula="of:=SUM([.C1:.C86])" office:value-type="float" office:value="5386.5" calcext:value-type="float">
            <text:p>5386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Junho.B1:Junho.B37 Junho.B88:Junho.B90 Junho.B40:Junho.B86">
            <calcext:condition calcext:apply-style-name="Sem nome1" calcext:value="=&quot;Leite&quot;" calcext:base-cell-address="Junho.B1"/>
            <calcext:condition calcext:apply-style-name="Sem nome2" calcext:value="=&quot;Queijo&quot;" calcext:base-cell-address="Junho.B1"/>
            <calcext:condition calcext:apply-style-name="Sem nome3" calcext:value="=&quot;Suínos&quot;" calcext:base-cell-address="Junho.B1"/>
            <calcext:condition calcext:apply-style-name="Sem nome4" calcext:value="=&quot;Doce de Leite&quot;" calcext:base-cell-address="Junho.B1"/>
            <calcext:condition calcext:apply-style-name="Sem nome5" calcext:value="=&quot;Ovos&quot;" calcext:base-cell-address="Junho.B1"/>
            <calcext:condition calcext:apply-style-name="Sem nome6" calcext:value="=&quot;Hortaliças&quot;" calcext:base-cell-address="Junho.B1"/>
          </calcext:conditional-format>
          <calcext:conditional-format calcext:target-range-address="Junho.B38:Junho.B39">
            <calcext:condition calcext:apply-style-name="Sem nome1" calcext:value="=&quot;Leite&quot;" calcext:base-cell-address="Junho.B38"/>
            <calcext:condition calcext:apply-style-name="Sem nome2" calcext:value="=&quot;Queijo&quot;" calcext:base-cell-address="Junho.B38"/>
            <calcext:condition calcext:apply-style-name="Sem nome3" calcext:value="=&quot;Suínos&quot;" calcext:base-cell-address="Junho.B38"/>
            <calcext:condition calcext:apply-style-name="Sem nome4" calcext:value="=&quot;Doce de Leite&quot;" calcext:base-cell-address="Junho.B38"/>
            <calcext:condition calcext:apply-style-name="Sem nome5" calcext:value="=&quot;Ovos&quot;" calcext:base-cell-address="Junho.B38"/>
          </calcext:conditional-format>
        </calcext:conditional-formats>
      </table:table>
      <table:table table:name="Julho" table:style-name="ta1">
        <table:table-column table:style-name="co1" table:default-cell-style-name="Default"/>
        <table:table-column table:style-name="co11" table:default-cell-style-name="ce17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60" calcext:value-type="float">
            <text:p>60</text:p>
          </table:table-cell>
          <table:table-cell table:formula="of:=SUMIF([.B:.B]; [.F2]; [.C:.C]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773" calcext:value-type="float">
            <text:p>773</text:p>
          </table:table-cell>
          <table:table-cell table:formula="of:=SUMIF([.B:.B]; [.F3]; [.C:.C])"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it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9" calcext:value-type="float">
            <text:p>9</text:p>
          </table:table-cell>
          <table:table-cell table:formula="of:=SUMIF([.B:.B]; [.F4]; [.C:.C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ite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15" calcext:value-type="float">
            <text:p>15</text:p>
          </table:table-cell>
          <table:table-cell table:formula="of:=SUMIF([.B:.B]; [.F5]; [.C:.C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ite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1" calcext:value-type="float">
            <text:p>1</text:p>
          </table:table-cell>
          <table:table-cell table:formula="of:=SUMIF([.B:.B]; [.F6]; [.C:.C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60" calcext:value-type="float">
            <text:p>60</text:p>
          </table:table-cell>
          <table:table-cell table:formula="of:=SUMIF([.B:.B]; [.F7]; [.C:.C]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e de leite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ite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os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7.5" calcext:value-type="float">
            <text:p>17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ite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ite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ite</text:p>
          </table:table-cell>
          <table:table-cell office:value-type="float" office:value="129.5" calcext:value-type="float">
            <text:p>129,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ite</text:p>
          </table:table-cell>
          <table:table-cell office:value-type="float" office:value="142.5" calcext:value-type="float">
            <text:p>142,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ite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ite</text:p>
          </table:table-cell>
          <table:table-cell office:value-type="float" office:value="149.5" calcext:value-type="float">
            <text:p>149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ite</text:p>
          </table:table-cell>
          <table:table-cell office:value-type="float" office:value="164.5" calcext:value-type="float">
            <text:p>164,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ite</text:p>
          </table:table-cell>
          <table:table-cell office:value-type="float" office:value="153.5" calcext:value-type="float">
            <text:p>153,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ite</text:p>
          </table:table-cell>
          <table:table-cell office:value-type="float" office:value="156.5" calcext:value-type="float">
            <text:p>156,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ij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ce de 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ite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ite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ite</text:p>
          </table:table-cell>
          <table:table-cell office:value-type="float" office:value="160.5" calcext:value-type="float">
            <text:p>160,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ortaliças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ijo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liç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SUM([.A1:.A47])" office:value-type="float" office:value="918" calcext:value-type="float">
            <text:p>918</text:p>
          </table:table-cell>
          <table:table-cell/>
          <table:table-cell table:formula="of:=SUM([.C1:.C47])" office:value-type="float" office:value="4080" calcext:value-type="float">
            <text:p>4080</text:p>
          </table:table-cell>
          <table:table-cell table:number-columns-repeated="5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Julho.B1:Julho.B65">
            <calcext:condition calcext:apply-style-name="Sem nome1" calcext:value="=&quot;Leite&quot;" calcext:base-cell-address="Julho.B1"/>
            <calcext:condition calcext:apply-style-name="Sem nome2" calcext:value="=&quot;Queijo&quot;" calcext:base-cell-address="Julho.B1"/>
            <calcext:condition calcext:apply-style-name="Sem nome3" calcext:value="=&quot;Suínos&quot;" calcext:base-cell-address="Julho.B1"/>
            <calcext:condition calcext:apply-style-name="Sem nome4" calcext:value="=&quot;Doce de Leite&quot;" calcext:base-cell-address="Julho.B1"/>
            <calcext:condition calcext:apply-style-name="Sem nome5" calcext:value="=&quot;Ovos&quot;" calcext:base-cell-address="Julho.B1"/>
            <calcext:condition calcext:apply-style-name="Sem nome6" calcext:value="=&quot;Hortaliças&quot;" calcext:base-cell-address="Julho.B1"/>
          </calcext:conditional-format>
        </calcext:conditional-formats>
      </table:table>
      <table:table table:name="Agosto" table:style-name="ta1">
        <table:table-column table:style-name="co1" table:default-cell-style-name="Default"/>
        <table:table-column table:style-name="co13" table:default-cell-style-name="ce18"/>
        <table:table-column table:style-name="co1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62" calcext:value-type="float">
            <text:p>62</text:p>
          </table:table-cell>
          <table:table-cell table:formula="of:=SUMIF([.B:.B]; [.F2]; [.C:.C])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ite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579" calcext:value-type="float">
            <text:p>579</text:p>
          </table:table-cell>
          <table:table-cell table:formula="of:=SUMIF([.B:.B]; [.F3]; [.C:.C])"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ite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5" calcext:value-type="float">
            <text:p>5</text:p>
          </table:table-cell>
          <table:table-cell table:formula="of:=SUMIF([.B:.B]; [.F4]; [.C:.C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35" calcext:value-type="float">
            <text:p>35</text:p>
          </table:table-cell>
          <table:table-cell table:formula="of:=SUMIF([.B:.B]; [.F5]; [.C:.C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1" calcext:value-type="float">
            <text:p>1</text:p>
          </table:table-cell>
          <table:table-cell table:formula="of:=SUMIF([.B:.B]; [.F6]; [.C:.C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ite</text:p>
          </table:table-cell>
          <table:table-cell office:value-type="float" office:value="178.5" calcext:value-type="float">
            <text:p>178,5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7" calcext:value-type="float">
            <text:p>7</text:p>
          </table:table-cell>
          <table:table-cell table:formula="of:=SUMIF([.B:.B]; [.F7]; [.C:.C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ite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ite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ite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ite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ite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ite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os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ite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118.5" calcext:value-type="float">
            <text:p>118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ite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ite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os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ite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ijo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o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ite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formula="of:=SUM([.A1:.A67])" office:value-type="float" office:value="689" calcext:value-type="float">
            <text:p>689</text:p>
          </table:table-cell>
          <table:table-cell/>
          <table:table-cell table:formula="of:=SUM([.C1:.C67])" office:value-type="float" office:value="4401" calcext:value-type="float">
            <text:p>4401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Agosto.B1:Agosto.B72">
            <calcext:condition calcext:apply-style-name="Sem nome1" calcext:value="=&quot;Leite&quot;" calcext:base-cell-address="Agosto.B1"/>
            <calcext:condition calcext:apply-style-name="Sem nome2" calcext:value="=&quot;Queijo&quot;" calcext:base-cell-address="Agosto.B1"/>
            <calcext:condition calcext:apply-style-name="Sem nome3" calcext:value="=&quot;Suínos&quot;" calcext:base-cell-address="Agosto.B1"/>
            <calcext:condition calcext:apply-style-name="Sem nome4" calcext:value="=&quot;Doce de Leite&quot;" calcext:base-cell-address="Agosto.B1"/>
            <calcext:condition calcext:apply-style-name="Sem nome5" calcext:value="=&quot;Ovos&quot;" calcext:base-cell-address="Agosto.B1"/>
            <calcext:condition calcext:apply-style-name="Sem nome6" calcext:value="=&quot;Hortaliças&quot;" calcext:base-cell-address="Agosto.B1"/>
          </calcext:conditional-format>
        </calcext:conditional-formats>
      </table:table>
      <table:table table:name="Setembro" table:style-name="ta1">
        <table:table-column table:style-name="co1" table:default-cell-style-name="Default"/>
        <table:table-column table:style-name="co14" table:default-cell-style-name="ce20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18" calcext:value-type="float">
            <text:p>18</text:p>
          </table:table-cell>
          <table:table-cell table:formula="of:=SUMIF([.B:.B]; [.F2]; [.C:.C]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251" calcext:value-type="float">
            <text:p>251</text:p>
          </table:table-cell>
          <table:table-cell table:formula="of:=SUMIF([.B:.B]; [.F3]; [.C:.C])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2" calcext:value-type="float">
            <text:p>2</text:p>
          </table:table-cell>
          <table:table-cell table:formula="of:=SUMIF([.B:.B]; [.F4]; [.C:.C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rtaliç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9" calcext:value-type="float">
            <text:p>9</text:p>
          </table:table-cell>
          <table:table-cell table:formula="of:=SUMIF([.B:.B]; [.F5]; [.C:.C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ite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10" calcext:value-type="float">
            <text:p>10</text:p>
          </table:table-cell>
          <table:table-cell table:formula="of:=SUMIF([.B:.B]; [.F6]; [.C:.C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34" calcext:value-type="float">
            <text:p>34</text:p>
          </table:table-cell>
          <table:table-cell table:formula="of:=SUMIF([.B:.B]; [.F7]; [.C:.C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rtaliça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ínos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ínos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aliça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taliça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ite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ite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ite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ite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table:formula="of:=SUM([.A1:.A35])" office:value-type="float" office:value="324" calcext:value-type="float">
            <text:p>324</text:p>
          </table:table-cell>
          <table:table-cell/>
          <table:table-cell table:formula="of:=SUM([.C1:.C35])" office:value-type="float" office:value="5511" calcext:value-type="float">
            <text:p>5511</text:p>
          </table:table-cell>
          <table:table-cell table:number-columns-repeated="5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etembro.B1:Setembro.B53">
            <calcext:condition calcext:apply-style-name="Sem nome1" calcext:value="=&quot;Leite&quot;" calcext:base-cell-address="Setembro.B1"/>
            <calcext:condition calcext:apply-style-name="Sem nome2" calcext:value="=&quot;Queijo&quot;" calcext:base-cell-address="Setembro.B1"/>
            <calcext:condition calcext:apply-style-name="Sem nome3" calcext:value="=&quot;Suínos&quot;" calcext:base-cell-address="Setembro.B1"/>
            <calcext:condition calcext:apply-style-name="Sem nome4" calcext:value="=&quot;Doce de Leite&quot;" calcext:base-cell-address="Setembro.B1"/>
            <calcext:condition calcext:apply-style-name="Sem nome5" calcext:value="=&quot;Ovos&quot;" calcext:base-cell-address="Setembro.B1"/>
            <calcext:condition calcext:apply-style-name="Sem nome6" calcext:value="=&quot;Hortaliças&quot;" calcext:base-cell-address="Setembro.B1"/>
          </calcext:conditional-format>
        </calcext:conditional-formats>
      </table:table>
      <table:table table:name="Outubro" table:style-name="ta1">
        <table:table-column table:style-name="co1" table:default-cell-style-name="Default"/>
        <table:table-column table:style-name="co15" table:default-cell-style-name="ce25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68" calcext:value-type="float">
            <text:p>68</text:p>
          </table:table-cell>
          <table:table-cell table:formula="of:=SUMIF([.B:.B]; [.F2]; [.C:.C])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1109.5" calcext:value-type="float">
            <text:p>1.110</text:p>
          </table:table-cell>
          <table:table-cell table:formula="of:=SUMIF([.B:.B]; [.F3]; [.C:.C])"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ijo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16" calcext:value-type="float">
            <text:p>16</text:p>
          </table:table-cell>
          <table:table-cell table:formula="of:=SUMIF([.B:.B]; [.F4]; [.C:.C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21" calcext:value-type="float">
            <text:p>21</text:p>
          </table:table-cell>
          <table:table-cell table:formula="of:=SUMIF([.B:.B]; [.F5]; [.C:.C])" office:value-type="float" office:value="292.9" calcext:value-type="float">
            <text:p>292,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16" calcext:value-type="float">
            <text:p>16</text:p>
          </table:table-cell>
          <table:table-cell table:formula="of:=SUMIF([.B:.B]; [.F6]; [.C:.C])"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0" calcext:value-type="float">
            <text:p>0</text:p>
          </table:table-cell>
          <table:table-cell table:formula="of:=SUMIF([.B:.B]; [.F7]; 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te</text:p>
          </table:table-cell>
          <table:table-cell office:value-type="float" office:value="52.5" calcext:value-type="float">
            <text:p>52,5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te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29.5" calcext:value-type="float">
            <text:p>29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5.4" calcext:value-type="float">
            <text:p>35,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25.8" calcext:value-type="float">
            <text:p>25,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ite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ite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ite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5.4" calcext:value-type="float">
            <text:p>5,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ite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ite</text:p>
          </table:table-cell>
          <table:table-cell office:value-type="float" office:value="122.5" calcext:value-type="float">
            <text:p>122,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ite</text:p>
          </table:table-cell>
          <table:table-cell office:value-type="float" office:value="127.5" calcext:value-type="float">
            <text:p>127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ite</text:p>
          </table:table-cell>
          <table:table-cell office:value-type="float" office:value="127.5" calcext:value-type="float">
            <text:p>127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ite</text:p>
          </table:table-cell>
          <table:table-cell office:value-type="float" office:value="255.5" calcext:value-type="float">
            <text:p>255,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ite</text:p>
          </table:table-cell>
          <table:table-cell office:value-type="float" office:value="199.5" calcext:value-type="float">
            <text:p>199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1.4" calcext:value-type="float">
            <text:p>11,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ínos</text:p>
          </table:table-cell>
          <table:table-cell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ite</text:p>
          </table:table-cell>
          <table:table-cell office:value-type="float" office:value="172.5" calcext:value-type="float">
            <text:p>172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ite</text:p>
          </table:table-cell>
          <table:table-cell office:value-type="float" office:value="73.5" calcext:value-type="float">
            <text:p>73,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ite</text:p>
          </table:table-cell>
          <table:table-cell office:value-type="float" office:value="164.5" calcext:value-type="float">
            <text:p>164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ijo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string" calcext:value-type="string">
            <text:p>Leite</text:p>
          </table:table-cell>
          <table:table-cell office:value-type="float" office:value="176.5" calcext:value-type="float">
            <text:p>176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os</text:p>
          </table:table-cell>
          <table:table-cell office:value-type="float" office:value="11.4" calcext:value-type="float">
            <text:p>11,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ite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ijo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ueijo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e de Leite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23"/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8">
          <table:table-cell table:style-name="ce19"/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calcext:conditional-formats>
          <calcext:conditional-format calcext:target-range-address="Outubro.B1:Outubro.B120">
            <calcext:condition calcext:apply-style-name="Sem nome1" calcext:value="=&quot;Leite&quot;" calcext:base-cell-address="Outubro.B1"/>
            <calcext:condition calcext:apply-style-name="Sem nome2" calcext:value="=&quot;Queijo&quot;" calcext:base-cell-address="Outubro.B1"/>
            <calcext:condition calcext:apply-style-name="Sem nome3" calcext:value="=&quot;Suínos&quot;" calcext:base-cell-address="Outubro.B1"/>
            <calcext:condition calcext:apply-style-name="Sem nome4" calcext:value="=&quot;Doce de Leite&quot;" calcext:base-cell-address="Outubro.B1"/>
            <calcext:condition calcext:apply-style-name="Sem nome5" calcext:value="=&quot;Ovos&quot;" calcext:base-cell-address="Outubro.B1"/>
            <calcext:condition calcext:apply-style-name="Sem nome6" calcext:value="=&quot;Hortaliças&quot;" calcext:base-cell-address="Outubro.B1"/>
          </calcext:conditional-format>
        </calcext:conditional-formats>
      </table:table>
      <table:table table:name="Novembro" table:style-name="ta1">
        <table:table-column table:style-name="co1" table:default-cell-style-name="Default"/>
        <table:table-column table:style-name="co16" table:default-cell-style-name="ce27"/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5" table:formula="of:=SUMIF([.B:.B]; [.F2]; [.A:.A])" office:value-type="float" office:value="84" calcext:value-type="float">
            <text:p>84</text:p>
          </table:table-cell>
          <table:table-cell table:formula="of:=SUMIF([.B:.B]; [.F2]; [.C:.C])"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5" table:formula="of:=SUMIF([.B:.B]; [.F3]; [.A:.A])" office:value-type="float" office:value="841" calcext:value-type="float">
            <text:p>841</text:p>
          </table:table-cell>
          <table:table-cell table:formula="of:=SUMIF([.B:.B]; [.F3]; [.C:.C])"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ite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5" table:formula="of:=SUMIF([.B:.B]; [.F4]; [.A:.A])" office:value-type="float" office:value="1" calcext:value-type="float">
            <text:p>1</text:p>
          </table:table-cell>
          <table:table-cell table:formula="of:=SUMIF([.B:.B]; [.F4]; [.C:.C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eijo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5" table:formula="of:=SUMIF([.B:.B]; [.F5]; [.A:.A])" office:value-type="float" office:value="10" calcext:value-type="float">
            <text:p>10</text:p>
          </table:table-cell>
          <table:table-cell table:formula="of:=SUMIF([.B:.B]; [.F5]; [.C:.C])" office:value-type="float" office:value="143.4" calcext:value-type="float">
            <text:p>143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5" table:formula="of:=SUMIF([.B:.B]; [.F6]; [.A:.A])" office:value-type="float" office:value="11" calcext:value-type="float">
            <text:p>11</text:p>
          </table:table-cell>
          <table:table-cell table:formula="of:=SUMIF([.B:.B]; [.F6]; [.C:.C])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5" table:formula="of:=SUMIF([.B:.B]; [.F7]; [.A:.A])" office:value-type="float" office:value="6" calcext:value-type="float">
            <text:p>6</text:p>
          </table:table-cell>
          <table:table-cell table:formula="of:=SUMIF([.B:.B]; [.F7]; [.C:.C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ite</text:p>
          </table:table-cell>
          <table:table-cell office:value-type="float" office:value="199.5" calcext:value-type="float">
            <text:p>199,5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ite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33.6" calcext:value-type="float">
            <text:p>33,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taliça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ite</text:p>
          </table:table-cell>
          <table:table-cell office:value-type="float" office:value="202.5" calcext:value-type="float">
            <text:p>202,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ijo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ite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16.8" calcext:value-type="float">
            <text:p>16,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ite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ite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ijo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ite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ite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os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ite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eijo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ite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ite</text:p>
          </table:table-cell>
          <table:table-cell office:value-type="float" office:value="188.5" calcext:value-type="float">
            <text:p>188,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ite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ite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ite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ite</text:p>
          </table:table-cell>
          <table:table-cell office:value-type="float" office:value="122.5" calcext:value-type="float">
            <text:p>122,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ínos</text:p>
          </table:table-cell>
          <table:table-cell office:value-type="float" office:value="2900" calcext:value-type="float">
            <text:p>2900</text:p>
          </table:table-cell>
          <table:table-cell table:number-columns-repeated="5"/>
        </table:table-row>
        <table:table-row table:style-name="ro1">
          <table:table-cell table:formula="of:=SUM([.A1:.A38])" office:value-type="float" office:value="953" calcext:value-type="float">
            <text:p>953</text:p>
          </table:table-cell>
          <table:table-cell/>
          <table:table-cell table:formula="of:=SUM([.C1:.C38])" office:value-type="float" office:value="7876.4" calcext:value-type="float">
            <text:p>7876,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Novembro.B1:Novembro.B44">
            <calcext:condition calcext:apply-style-name="Sem nome1" calcext:value="=&quot;Leite&quot;" calcext:base-cell-address="Novembro.B1"/>
            <calcext:condition calcext:apply-style-name="Sem nome2" calcext:value="=&quot;Queijo&quot;" calcext:base-cell-address="Novembro.B1"/>
            <calcext:condition calcext:apply-style-name="Sem nome3" calcext:value="=&quot;Suínos&quot;" calcext:base-cell-address="Novembro.B1"/>
            <calcext:condition calcext:apply-style-name="Sem nome4" calcext:value="=&quot;Doce de Leite&quot;" calcext:base-cell-address="Novembro.B1"/>
            <calcext:condition calcext:apply-style-name="Sem nome5" calcext:value="=&quot;Ovos&quot;" calcext:base-cell-address="Novembro.B1"/>
            <calcext:condition calcext:apply-style-name="Sem nome6" calcext:value="=&quot;Hortaliças&quot;" calcext:base-cell-address="Novembro.B1"/>
          </calcext:conditional-format>
        </calcext:conditional-formats>
      </table:table>
      <table:table table:name="Dezembr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row table:style-name="ro2">
          <table:table-cell office:value-type="string" calcext:value-type="string">
            <text:p>Produto</text:p>
          </table:table-cell>
          <table:table-cell table:style-name="Default"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64" calcext:value-type="float">
            <text:p>6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Leite</text:p>
          </table:table-cell>
          <table:table-cell office:value-type="float" office:value="587" calcext:value-type="float">
            <text:p>587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Doce de Leite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vos</text:p>
          </table:table-cell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Suínos</text:p>
          </table:table-cell>
          <table:table-cell office:value-type="float" office:value="12" calcext:value-type="float">
            <text:p>12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Hortaliças</text:p>
          </table:table-cell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</table:table-row>
        <calcext:conditional-formats>
          <calcext:conditional-format calcext:target-range-address="Dezembro.B2:Dezembro.B7">
            <calcext:condition calcext:apply-style-name="Sem nome1" calcext:value="=&quot;Leite&quot;" calcext:base-cell-address="Dezembro.B2"/>
            <calcext:condition calcext:apply-style-name="Sem nome2" calcext:value="=&quot;Queijo&quot;" calcext:base-cell-address="Dezembro.B2"/>
            <calcext:condition calcext:apply-style-name="Sem nome3" calcext:value="=&quot;Suínos&quot;" calcext:base-cell-address="Dezembro.B2"/>
            <calcext:condition calcext:apply-style-name="Sem nome4" calcext:value="=&quot;Doce de Leite&quot;" calcext:base-cell-address="Dezembro.B2"/>
            <calcext:condition calcext:apply-style-name="Sem nome5" calcext:value="=&quot;Ovos&quot;" calcext:base-cell-address="Dezembro.B2"/>
            <calcext:condition calcext:apply-style-name="Sem nome6" calcext:value="=&quot;Hortaliças&quot;" calcext:base-cell-address="Dezembro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pt" fo:country="B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R$ </number:text>
      <number:number number:decimal-places="2" number:min-decimal-places="2" number:min-integer-digits="1" number:grouping="true"/>
    </number:number-style>
    <number:number-style style:name="N159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number:currency-style style:name="N163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63">
      <number:text loext:blank-width-char="-"> </number:text>
      <number:text-conten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R$ </number:text>
      <number:number number:decimal-places="1" number:min-decimal-places="1" number:min-integer-digits="1" number:grouping="true"/>
    </number:number-style>
    <number:number-style style:name="N168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 number:grouping="true"/>
    </number:number-style>
    <number:number-style style:name="N170">
      <number:number number:decimal-places="3" number:min-decimal-places="3" number:min-integer-digits="1" number:grouping="true"/>
    </number:number-style>
    <number:number-style style:name="N171">
      <number:number number:decimal-places="4" number:min-decimal-places="4" number:min-integer-digits="1" number:grouping="true"/>
    </number:number-style>
    <number:date-style style:name="N10114" number:language="pt" number:country="BR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nome1" style:display-name="Sem nome1" style:family="table-cell" style:parent-style-name="Default">
      <style:table-cell-properties fo:background-color="#f09e6f" style:diagonal-bl-tr="none" style:diagonal-tl-br="none"/>
    </style:style>
    <style:style style:name="Sem_20_nome2" style:display-name="Sem nome2" style:family="table-cell" style:parent-style-name="Default">
      <style:table-cell-properties fo:background-color="#ccf4c6"/>
    </style:style>
    <style:style style:name="Sem_20_nome3" style:display-name="Sem nome3" style:family="table-cell" style:parent-style-name="Default">
      <style:table-cell-properties fo:background-color="#e9b913"/>
    </style:style>
    <style:style style:name="Sem_20_nome4" style:display-name="Sem nome4" style:family="table-cell" style:parent-style-name="Default">
      <style:table-cell-properties fo:background-color="#dc85e9"/>
    </style:style>
    <style:style style:name="Sem_20_nome5" style:display-name="Sem nome5" style:family="table-cell" style:parent-style-name="Default">
      <style:table-cell-properties fo:background-color="#d36118"/>
    </style:style>
    <style:style style:name="Sem_20_nome6" style:display-name="Sem nome6" style:family="table-cell" style:parent-style-name="Default">
      <style:table-cell-properties fo:background-color="#43c330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5:45:08.0236468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08:53:49.373615290</meta:creation-date>
    <dc:date>2025-06-07T15:49:47.280246400</dc:date>
    <meta:editing-duration>PT1H34M29S</meta:editing-duration>
    <meta:editing-cycles>10</meta:editing-cycles>
    <meta:generator>LibreOffice/24.8.7.2$Linux_X86_64 LibreOffice_project/480$Build-2</meta:generator>
    <meta:document-statistic meta:table-count="12" meta:cell-count="2733" meta:object-count="0"/>
  </office:meta>
</office:document-meta>
</file>